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/>
      <style:text-properties officeooo:rsid="000237f3" officeooo:paragraph-rsid="0003957c"/>
    </style:style>
    <style:style style:name="P2" style:family="paragraph" style:parent-style-name="Standard">
      <style:paragraph-properties fo:line-height="150%"/>
      <style:text-properties officeooo:rsid="0003957c" officeooo:paragraph-rsid="00040f08"/>
    </style:style>
    <style:style style:name="P3" style:family="paragraph" style:parent-style-name="Standard">
      <style:paragraph-properties fo:line-height="150%"/>
      <style:text-properties officeooo:rsid="00046de6" officeooo:paragraph-rsid="00046de6"/>
    </style:style>
    <style:style style:name="P4" style:family="paragraph" style:parent-style-name="Standard">
      <style:paragraph-properties fo:line-height="150%"/>
      <style:text-properties officeooo:rsid="00054b37" officeooo:paragraph-rsid="00054b37"/>
    </style:style>
    <style:style style:name="P5" style:family="paragraph" style:parent-style-name="Standard">
      <style:paragraph-properties fo:line-height="150%"/>
      <style:text-properties officeooo:rsid="0005a1f9" officeooo:paragraph-rsid="0005a1f9"/>
    </style:style>
    <style:style style:name="P6" style:family="paragraph" style:parent-style-name="Standard">
      <style:paragraph-properties fo:line-height="150%"/>
      <style:text-properties officeooo:rsid="00084fee" officeooo:paragraph-rsid="00084fee"/>
    </style:style>
    <style:style style:name="P7" style:family="paragraph" style:parent-style-name="Standard" style:list-style-name="L1">
      <style:paragraph-properties fo:line-height="150%"/>
      <style:text-properties officeooo:rsid="000237f3" officeooo:paragraph-rsid="0003957c"/>
    </style:style>
    <style:style style:name="P8" style:family="paragraph" style:parent-style-name="Standard" style:list-style-name="L1">
      <style:paragraph-properties fo:line-height="150%"/>
      <style:text-properties officeooo:rsid="000237f3" officeooo:paragraph-rsid="000237f3"/>
    </style:style>
    <style:style style:name="P9" style:family="paragraph" style:parent-style-name="Standard" style:list-style-name="L2">
      <style:paragraph-properties fo:line-height="150%"/>
      <style:text-properties officeooo:rsid="00046de6" officeooo:paragraph-rsid="00046de6"/>
    </style:style>
    <style:style style:name="P10" style:family="paragraph" style:parent-style-name="Standard" style:list-style-name="L3">
      <style:paragraph-properties fo:line-height="150%"/>
      <style:text-properties style:font-name="Times New Roman" officeooo:rsid="0005a1f9" officeooo:paragraph-rsid="0005a1f9"/>
    </style:style>
    <style:style style:name="P11" style:family="paragraph" style:parent-style-name="Standard">
      <style:paragraph-properties fo:line-height="150%"/>
      <style:text-properties style:font-name="Times New Roman" officeooo:rsid="00075741" officeooo:paragraph-rsid="00075741"/>
    </style:style>
    <style:style style:name="P12" style:family="paragraph" style:parent-style-name="Standard">
      <style:paragraph-properties fo:line-height="150%"/>
      <style:text-properties officeooo:rsid="0008b2aa" officeooo:paragraph-rsid="0008b2a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237f3"/>
    </style:style>
    <style:style style:name="T3" style:family="text">
      <style:text-properties style:font-name="Times New Roman" officeooo:rsid="00040f08"/>
    </style:style>
    <style:style style:name="T4" style:family="text">
      <style:text-properties style:font-name="Times New Roman" officeooo:rsid="0005a1f9"/>
    </style:style>
    <style:style style:name="T5" style:family="text">
      <style:text-properties style:text-position="super 58%" style:font-name="Times New Roman"/>
    </style:style>
    <style:style style:name="T6" style:family="text">
      <style:text-properties style:text-position="0% 100%" style:font-name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">Выпускаемая продукция</text:p>
        </text:list-item>
      </text:list>
      <text:p text:style-name="P1">АО <text:span text:style-name="T1">«Авангард» является одним из ведущих производителей стеклопластиковых изделий в стране. Фирменная продукция АО «Авангард» - крупногабаритные изделия из стеклопластика. Этот композиционный материал по прочности не уступает металлу, а по устойчивости к агрессивным средам во много раз его превосходит. Он легкий, удобный при монтаже и эксплуатации. В производстве завода: стеклопластиковые трубы, корпуса и бассейны; газоотводящие стволы дымовых труб; емкости и оболочки радиопрозрачных укрытий из композиционных материалов; рентгенозащитные, конструкционные и вырубные плиты; изделия для трубопроводов,транспорта и связи.</text:span></text:p>
      <text:list text:continue-numbering="true" text:style-name="L1">
        <text:list-item>
          <text:p text:style-name="P8">История предприятия</text:p>
        </text:list-item>
      </text:list>
      <text:p text:style-name="P2">АО <text:span text:style-name="T2">«Авангард» </text:span><text:span text:style-name="T1">ведет свою историю от предприятия «Сафоновский завод пластмасс» основанного в 1962 году в городе Сафоново Смоленской области. С момента своего возникновения предприятие работало, как на гражданские нужды, так и на оборону страны, в интересах которой здесь было организовано производство элементов стеклопластиковой брони и противорадиационной защиты для бронетанковой техники. Предприятие очень быстро росло и осваивало новые технологии переработки пластмасс, а затем и композиционных материалов с различными видами химстойких покрытий. Развитие в 1960-х гг. ракетно-космической техники потребовало организации в СССР серийного производства крупногабаритных стеклопластиковых изделий — транспортно-пусковых контейнеров и корпусов двигателей твердотопливных ракет. </text:span><text:span text:style-name="T3">На заводе был построен специальный цех, где разместились намоточное производство, камеры для полимеризации изделий, станки для мехобработки готовых изделий из стеклопластика. Отдельно был построен цех для подготовительных операций — пропитки тканей эпоксидными и фенольными смолами. Значительный рост объема производства привел к тому, что в 1972 г. «Сафоновский завод пластмасс» вошел в производственное объединение «Авангард», состоявшее из трех заводов, и стал его головным предприятием. С начала 1970-х гг. ПО «Авангард» приступило к разработке и изготовлению уникального вида продукции — крупногабаритных радиопрозрачных укрытий из стеклопластика. В середине 1970-х гг. ПО «Авангард» освоило выпуск стеклопластиковых высокопрочных корпусов двигательных установок баллистических ракет. Серьезный вклад внесло ПО «Авангард» и в развитие отечественной космической техники. С середины 1980-х гг. предприятие изготавливало головные обтекатели из композиционных материалов для модулей космических станций «Мир» и МКС. С начала 1990-х гг. на Авангарде началось массовое производство химстойких емкостей и различного крупногабаритного оборудования из стеклопластика для промышленных предприятий России и ближнего зарубежья.</text:span></text:p>
      <text:list text:continue-numbering="true" text:style-name="L1">
        <text:list-item>
          <text:p text:style-name="P8"><text:soft-page-break/>Организационная структура предприятия</text:p>
        </text:list-item>
      </text:list>
      <text:p text:style-name="P12">По схеме</text:p>
      <text:list text:continue-numbering="true" text:style-name="L1">
        <text:list-item>
          <text:p text:style-name="P8">Задачи и организационная структура подразделения, в котором проходит практика</text:p>
        </text:list-item>
      </text:list>
      <text:p text:style-name="P3">Конструкторская служба делится на группы:</text:p>
      <text:list text:style-name="L2">
        <text:list-item>
          <text:p text:style-name="P9">Группа по изделиям из термопластов, реактопластов, эластомеров</text:p>
        </text:list-item>
        <text:list-item>
          <text:p text:style-name="P9">Группа по изделиям из КМ: трубы, пульпопроводы, ТПС, УКП, УГВ,</text:p>
        </text:list-item>
        <text:list-item>
          <text:p text:style-name="P9">Группа по изделиям из КМ: обтекатели тепловозов, ванны, крыши вагонов-хопперов</text:p>
        </text:list-item>
        <text:list-item>
          <text:p text:style-name="P9">Группа по изделиям из КМ: емкости, контейнер-цистерны</text:p>
        </text:list-item>
        <text:list-item>
          <text:p text:style-name="P9">Сектор композиционных материалов и расчетов просности</text:p>
        </text:list-item>
      </text:list>
      <text:p text:style-name="P4">Практика проходила в группе <text:span text:style-name="T1">«Емкости, контейнер-цистерны». Она занимается разработкой конструкторской и эксплуатационной документации продукции производственно-технического назначения (ППТН), участие в разработке технических заданий по созданию новых изделий гражданской продукции, сопровождением изготовления изделий </text:span><text:span text:style-name="T4">в производстве, отработке новых видов материалов, проведением НИОКР и т.д. Основными направлениями деятельности являются:</text:span></text:p>
      <text:list text:style-name="L3">
        <text:list-item>
          <text:p text:style-name="P10">Газоотводящие стволы</text:p>
        </text:list-item>
      </text:list>
      <text:p text:style-name="P11">Газоотводящие стволы дымовых и вытяжных труб внутренним диаметром от 500 до 3250 мм, обеспечивающие отведение и рассеивание в атмосферном воздухе дыма и газовоздушной смеси, аэрозолей, запыленного воздуха от котлов, химических аппаратов, металлургических печей, систем газоочистки, содержащих помимо сажи, золы, и пыли газы средней и низкой агрессивности, а также газовоздушные смеси, полученные путем сжигания топлива и загрязненные продуктами окисления.</text:p>
      <text:list text:continue-numbering="true" text:style-name="L3">
        <text:list-item>
          <text:p text:style-name="P10">Емкости</text:p>
        </text:list-item>
      </text:list>
      <text:p text:style-name="P6"><text:span text:style-name="T1">Емкости из полимерно-композиционных материалов номинальным геометрическим объемом от 0,3 м</text:span><text:span text:style-name="T5">3</text:span><text:span text:style-name="T1"> до 100 м</text:span><text:span text:style-name="T5">3</text:span><text:span text:style-name="T6">, внутренним диаметром от 650 мм до 3250 мм, предназначенные для храниения агрессивных жидкостей следующих исполнений: горизонтальных, вертикальных, со сферическим днищем. В зону ответственности группы входит проработка поступаюших заявок на емкости, дымовые трубы, газоходы, прессованные изделия и т. д.: подбор материалов, расчет масс материалов, разработка эскизов, подбор комплектующих покупного оборудования.</text:span></text:p>
      <text:list text:continue-numbering="true" text:style-name="L3">
        <text:list-item>
          <text:p text:style-name="P10">Прочее</text:p>
        </text:list-item>
      </text:list>
      <text:p text:style-name="P5"><text:span text:style-name="T1">Также группа учавствует в разработке изделий для ветроэнергетической сферы (кожухи гондол ветрогенераторов), транспортной сферы (пассажирские ж/д платформы, оконные панели вагонов РЖД, крыша вагона-хоппера, водоотводные лотки), изделий для метрополитена (кожух токоприемника), конструкций защитных экранов для Градирен и </text:span><text:soft-page-break/><text:span text:style-name="T1">многое другое. Одним из перспективных направлений группы на сегодняшний день является проект «Круизер» - изготовление малоразмерных судов длиной до 7,5 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4:06:50.093000000</meta:creation-date>
    <dc:date>2024-07-25T15:41:57.090000000</dc:date>
    <meta:editing-duration>PT1H34M34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20" meta:word-count="618" meta:character-count="5067" meta:non-whitespace-character-count="4478"/>
  </office:meta>
</office:document-meta>
</file>